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text-properties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oj Vasa</text:p>
      <text:p text:style-name="P1">EBIO 2040-015</text:p>
      <text:p text:style-name="P1">4/8/2015</text:p>
      <text:p text:style-name="P2">Polar Bear Synopsis</text:p>
      <text:p text:style-name="P1"><text:tab/>Global warming affects many species on a wide scale. Dr. Amstrup has explained the situation that is present in regards to polar bear habitat. Global warming has degraded polar bear habitat through the years making it extremely difficult for polar bears to persist in the changing environment. The gradual decrease sea ice has depicted severe consequences for polar bears. They have lost their vast land they used to roam about freely. This degradation of habitat forced the bears to swim to get to places. Although polar bears weren't bad swimmers, they pay a toll to the effects they face with the amount of efforts it takes. This degradation of sea ice also lead to the prey of polar bears to be less obtainable. This lead to the starvation of many bears. Such negative consequences can be applied to many other species as well. Species all over the globe are facing the consequences of global warming. Some other species affected by the effects of global warming are Brown Argus Butterfly, cheetahs, and the lemurs of Madagascar. The conservation of these species is very difficult due to the variability of the effects of global warming. However, this situation can be helped. Through efforts of reducing greenhouse gases it is very possible to stabilize the effects of global warming. I find this fact very motivating because not only will it help save many species on the global scale but also ourselves. I find it incredibly difficult to bring about this change. The amount of effort required can't be achieved individually. This has to be a group effort with contribution throughout the globe. It almost sounds impossible in a way. However, I believe that we can save the world. We can better our environment benefiting ourselves along with the many species surrounding 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noj vasa</meta:initial-creator>
    <meta:creation-date>2015-04-08T21:22:09.37</meta:creation-date>
    <meta:document-statistic meta:table-count="0" meta:image-count="0" meta:object-count="0" meta:page-count="1" meta:paragraph-count="5" meta:word-count="307" meta:character-count="1834"/>
    <dc:date>2015-04-08T23:03:43.90</dc:date>
    <dc:creator>manoj vasa</dc:creator>
    <meta:editing-duration>PT1H13M22S</meta:editing-duration>
    <meta:editing-cycles>1</meta:editing-cycles>
    <meta:generator>OpenOffice/4.1.1$Win32 OpenOffice.org_project/411m6$Build-9775</meta:generator>
  </office:meta>
</office:document-meta>
</file>